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5.449cm"/>
    </style:style>
    <style:style style:name="co22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2.625cm"/>
    </style:style>
    <style:style style:name="co24" style:family="table-column">
      <style:table-column-properties fo:break-before="auto" style:column-width="7.826cm"/>
    </style:style>
    <style:style style:name="co25" style:family="table-column">
      <style:table-column-properties fo:break-before="auto" style:column-width="6.959cm"/>
    </style:style>
    <style:style style:name="co26" style:family="table-column">
      <style:table-column-properties fo:break-before="auto" style:column-width="5.251cm"/>
    </style:style>
    <style:style style:name="co27" style:family="table-column">
      <style:table-column-properties fo:break-before="auto" style:column-width="5.399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764cm"/>
    </style:style>
    <style:style style:name="co30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ext-properties style:font-name="Liberation Serif" style:font-name-asian="Segoe UI" style:font-name-complex="Tahoma"/>
    </style:style>
    <style:style style:name="ce37" style:family="table-cell" style:parent-style-name="Default">
      <style:text-properties style:text-line-through-style="solid" style:text-line-through-type="sing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9" office:value-type="string" calcext:value-type="string">
            <text:p>su -</text:p>
          </table:table-cell>
          <table:table-cell table:style-name="ce19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7" office:value-type="string" calcext:value-type="string">
            <text:p>wget</text:p>
          </table:table-cell>
          <table:table-cell table:style-name="ce27"/>
          <table:table-cell/>
          <table:table-cell table:style-name="ce28" office:value-type="string" calcext:value-type="string">
            <text:p>docker info</text:p>
          </table:table-cell>
          <table:table-cell table:style-name="ce19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Show UID, GID and groups</text:p>
          </table:table-cell>
          <table:table-cell/>
          <table:table-cell table:style-name="ce19" office:value-type="string" calcext:value-type="string">
            <text:p>tcpdump port 123</text:p>
          </table:table-cell>
          <table:table-cell table:style-name="ce19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19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4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4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9" office:value-type="string" calcext:value-type="string">
            <text:p>ssh <text:a xlink:href="mailto:user@1.2.3.4" xlink:type="simple">user@1.2.3.4</text:a></text:p>
          </table:table-cell>
          <table:table-cell table:style-name="ce19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19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tats --no-stream</text:p>
          </table:table-cell>
          <table:table-cell table:style-name="ce19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19" office:value-type="string" calcext:value-type="string">
            <text:p>sudo !!</text:p>
          </table:table-cell>
          <table:table-cell table:style-name="ce19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28" office:value-type="string" calcext:value-type="string">
            <text:p>docker system prune -a</text:p>
          </table:table-cell>
          <table:table-cell table:style-name="ce19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19" office:value-type="string" calcext:value-type="string">
            <text:p>!42</text:p>
          </table:table-cell>
          <table:table-cell table:style-name="ce19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28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9" office:value-type="string" calcext:value-type="string">
            <text:p>history -c &amp;&amp; history -w </text:p>
          </table:table-cell>
          <table:table-cell table:style-name="ce19" office:value-type="string" calcext:value-type="string">
            <text:p>Clear history</text:p>
          </table:table-cell>
          <table:table-cell/>
          <table:table-cell table:style-name="ce14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4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19" office:value-type="string" calcext:value-type="string">
            <text:p>Ctrl+D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9" office:value-type="string" calcext:value-type="string">
            <text:p>exit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4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4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25" office:value-type="string" calcext:value-type="string">
            <text:p>ps</text:p>
          </table:table-cell>
          <table:table-cell table:style-name="ce19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19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19" office:value-type="string" calcext:value-type="string">
            <text:p>List all processes (detailed)</text:p>
          </table:table-cell>
          <table:table-cell/>
          <table:table-cell table:style-name="ce20" office:value-type="string" calcext:value-type="string" table:number-columns-spanned="2" table:number-rows-spanned="1">
            <text:p>scapy</text:p>
          </table:table-cell>
          <table:covered-table-cell table:style-name="ce21"/>
          <table:table-cell/>
          <table:table-cell table:style-name="ce27" office:value-type="string" calcext:value-type="string">
            <text:p>docker-compose</text:p>
          </table:table-cell>
          <table:table-cell table:style-name="ce27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19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19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25" office:value-type="string" calcext:value-type="string">
            <text:p>kill 1234</text:p>
          </table:table-cell>
          <table:table-cell table:style-name="ce19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19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4" office:value-type="string" calcext:value-type="string" table:number-columns-spanned="2" table:number-rows-spanned="1">
            <text:p>Load tests</text:p>
          </table:table-cell>
          <table:covered-table-cell table:style-name="ce21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/>
          <table:table-cell table:style-name="ce14" office:value-type="string" calcext:value-type="string" table:number-columns-spanned="2" table:number-rows-spanned="1">
            <text:p>sfv hashes</text:p>
          </table:table-cell>
          <table:covered-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.6404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9" office:value-type="string" calcext:value-type="string">
            <text:p>df -h</text:p>
          </table:table-cell>
          <table:table-cell table:style-name="ce19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9" office:value-type="string" calcext:value-type="string">
            <text:p>fdisk -l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4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filesystem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7" office:value-type="string" calcext:value-type="string">
            <text:p>netstat -ntlp</text:p>
          </table:table-cell>
          <table:table-cell table:style-name="ce27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</text:p>
          </table:table-cell>
          <table:table-cell table:style-name="ce19" office:value-type="string" calcext:value-type="string">
            <text:p>Install package xy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 yz</text:p>
          </table:table-cell>
          <table:table-cell table:style-name="ce19" office:value-type="string" calcext:value-type="string">
            <text:p>Install packages xy &amp; yz</text:p>
          </table:table-cell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4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4" table:number-columns-repeated="2"/>
          <table:table-cell/>
        </table:table-row>
        <table:table-row table:style-name="ro1">
          <table:table-cell table:style-name="ce19" office:value-type="string" calcext:value-type="string">
            <text:p>apt show xy</text:p>
          </table:table-cell>
          <table:table-cell table:style-name="ce19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29" office:value-type="string" calcext:value-type="string">
            <text:p>Packages (flatpak)</text:p>
          </table:table-cell>
          <table:table-cell table:style-name="ce24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9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ackages (snap)</text:p>
          </table:table-cell>
          <table:table-cell table:style-name="ce24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number-columns-repeated="9"/>
          <table:table-cell table:style-name="ce27" office:value-type="string" calcext:value-type="string">
            <text:p>iwconfig</text:p>
          </table:table-cell>
          <table:table-cell table:style-name="ce27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7" office:value-type="string" calcext:value-type="string">
            <text:p>iwlist wlp2s0 scan</text:p>
          </table:table-cell>
          <table:table-cell table:style-name="ce27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4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4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1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eMMC</text:p>
          </table:table-cell>
          <table:covered-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IPMI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</table:table>
      <table:table table:name="GUI" table:style-name="ta1">
        <table:table-column table:style-name="co22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2" office:value-type="string" calcext:value-type="string">
            <text:p>Gnome: palimpsest </text:p>
          </table:table-cell>
        </table:table-row>
        <table:table-row table:style-name="ro1">
          <table:table-cell table:style-name="ce32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enera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Distribution specific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37" office:value-type="string" calcext:value-type="string">
            <text:p>&lt;distro&gt; config –default-user USER</text:p>
          </table:table-cell>
          <table:table-cell table:style-name="ce37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38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0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.00.0000</text:date>, <text:time style:data-style-name="N2" text:time-value="19:42:06.372087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10T20:00:14.892517600</dc:date>
    <meta:editing-duration>P35DT16H32M5S</meta:editing-duration>
    <meta:editing-cycles>342</meta:editing-cycles>
    <meta:generator>LibreOffice/25.8.2.2$Windows_X86_64 LibreOffice_project/d401f2107ccab8f924a8e2df40f573aab7605b6f</meta:generator>
    <meta:document-statistic meta:table-count="7" meta:cell-count="574" meta:object-count="0"/>
  </office:meta>
</office:document-meta>
</file>